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993366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svg:stroke-color="#4b1f6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5cm" svg:stroke-color="#579d1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336699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stroke="solid" draw:stroke-dash="Ultrafine_20_2_20_Dots_20_3_20_Dashes" svg:stroke-color="#00cc33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ff0000" fo:font-size="12pt" style:font-size-asian="12pt" style:font-size-complex="12pt"/>
    </style:style>
    <style:style style:name="P5" style:family="paragraph">
      <style:text-properties fo:color="#336699" fo:font-size="12pt" style:font-size-asian="12pt" style:font-size-complex="12pt"/>
    </style:style>
    <style:style style:name="P6" style:family="paragraph">
      <style:text-properties fo:color="#336699"/>
    </style:style>
    <style:style style:name="P7" style:family="paragraph">
      <style:text-properties fo:color="#00cc33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336699" fo:font-size="12pt" style:font-size-asian="12pt" style:font-size-complex="12pt"/>
    </style:style>
    <style:style style:name="T4" style:family="text">
      <style:text-properties fo:color="#00cc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cm" svg:height="3.7cm" svg:x="8.8cm" svg:y="14.2cm">
          <draw:glue-point draw:id="4" svg:x="3.048cm" svg:y="4.729cm"/>
          <draw:glue-point draw:id="5" svg:x="-5.001cm" svg:y="3.108cm"/>
          <draw:glue-point draw:id="6" svg:x="-3.536cm" svg:y="-5cm"/>
          <draw:glue-point draw:id="7" svg:x="-5cm" svg:y="-2.297cm"/>
          <draw:glue-point draw:id="8" svg:x="2.682cm" svg:y="-5.002cm"/>
          <draw:glue-point draw:id="9" svg:x="-2.317cm" svg:y="5cm"/>
          <draw:glue-point draw:id="10" svg:x="2.073cm" svg:y="5cm"/>
          <draw:glue-point draw:id="11" svg:x="5cm" svg:y="-2.567cm"/>
          <draw:glue-point draw:id="12" svg:x="4.878cm" svg:y="2.567cm"/>
          <draw:glue-point draw:id="13" svg:x="1.341cm" svg:y="-5cm"/>
          <draw:glue-point draw:id="14" svg:x="1.219cm" svg:y="5cm"/>
          <draw:glue-point draw:id="15" svg:x="3.658cm" svg:y="-5cm"/>
          <draw:glue-point draw:id="16" svg:x="-2.317cm" svg:y="-5.067cm"/>
          <draw:glue-point draw:id="17" svg:x="-1.097cm" svg:y="5cm"/>
          <draw:glue-point draw:id="18" svg:x="-3.536cm" svg:y="5cm"/>
          <draw:glue-point draw:id="19" svg:x="-5cm" svg:y="1.216cm"/>
          <draw:glue-point draw:id="20" svg:x="3.048cm" svg:y="5cm"/>
          <draw:glue-point draw:id="21" svg:x="-1.097cm" svg:y="-5cm"/>
          <text:p text:style-name="P1">Forema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8.2cm" svg:height="3.7cm" svg:x="17.1cm" svg:y="2cm">
          <draw:glue-point draw:id="4" svg:x="3.414cm" svg:y="-5cm"/>
          <draw:glue-point draw:id="5" svg:x="5cm" svg:y="-2.297cm"/>
          <draw:glue-point draw:id="6" svg:x="-5.03cm" svg:y="-2.297cm"/>
          <draw:glue-point draw:id="7" svg:x="-5cm" svg:y="2.837cm"/>
          <text:p text:style-name="P1">TFTP / Smart-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8.2cm" svg:height="3.7cm" svg:x="17.3cm" svg:y="22.1cm">
          <text:p text:style-name="P1">DNS / Smart-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8.2cm" svg:height="3.7cm" svg:x="3.2cm" svg:y="21.7cm">
          <draw:glue-point draw:id="4" svg:x="2.682cm" svg:y="-5cm"/>
          <draw:glue-point draw:id="5" svg:x="1.585cm" svg:y="5.07cm"/>
          <draw:glue-point draw:id="6" svg:x="-0.975cm" svg:y="5cm"/>
          <draw:glue-point draw:id="7" svg:x="0.243cm" svg:y="-5cm"/>
          <draw:glue-point draw:id="8" svg:x="3.292cm" svg:y="-5cm"/>
          <text:p text:style-name="P1">DHCP / Smart-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8.2cm" svg:height="3.7cm" svg:x="27.3cm" svg:y="21.9cm">
          <draw:glue-point draw:id="4" svg:x="5cm" svg:y="-2.297cm"/>
          <draw:glue-point draw:id="5" svg:x="5cm" svg:y="3.378cm"/>
          <draw:glue-point draw:id="6" svg:x="-3.78cm" svg:y="-5cm"/>
          <draw:glue-point draw:id="7" svg:x="-3.78cm" svg:y="5cm"/>
          <text:p text:style-name="P1">Salt / Smart-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8.2cm" svg:height="3.7cm" svg:x="26.5cm" svg:y="14.2cm">
          <draw:glue-point draw:id="4" svg:x="-5.001cm" svg:y="2.567cm"/>
          <draw:glue-point draw:id="5" svg:x="-5.001cm" svg:y="-2.567cm"/>
          <text:p text:style-name="P1">oVi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7cm" svg:y1="16.05cm" svg:x2="17cm" svg:y2="16.05cm" draw:start-shape="id1" draw:start-glue-point="1" draw:end-shape="id1" svg:d="M17000 16050z" svg:viewBox="0 0 1 1">
          <text:p/>
        </draw:connector>
        <draw:frame draw:style-name="gr4" draw:text-style-name="P2" draw:layer="layout" svg:width="3.182cm" svg:height="0.721cm" draw:transform="rotate (1.58388629618485) translate (6.682cm 21.103cm)">
          <draw:text-box draw:corner-radius="0.2cm">
            <text:p><text:span text:style-name="T1">2- Get Free IP</text:span></text:p>
          </draw:text-box>
          <draw:glue-point draw:id="4" svg:x="0.568cm" svg:y="0.907cm"/>
          <draw:glue-point draw:id="5" svg:x="-4.61cm" svg:y="2.495cm"/>
          <draw:glue-point draw:id="6" svg:x="-4.557cm" svg:y="3.436cm"/>
        </draw:frame>
        <draw:custom-shape draw:style-name="gr5" draw:text-style-name="P1" xml:id="id2" draw:id="id2" draw:layer="layout" svg:width="8.2cm" svg:height="3.7cm" svg:x="1cm" svg:y="1cm">
          <draw:glue-point draw:id="4" svg:x="2.317cm" svg:y="5cm"/>
          <text:p text:style-name="P1">VM Configur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1cm" svg:y1="4.7cm" svg:x2="8.8cm" svg:y2="15.201cm" draw:start-shape="id2" draw:start-glue-point="2" draw:end-shape="id1" draw:end-glue-point="7" svg:d="M5100 4700v10501h3700" svg:viewBox="0 0 3701 10502">
          <text:p/>
        </draw:connector>
        <draw:connector draw:style-name="gr3" draw:text-style-name="P1" draw:layer="layout" svg:x1="11.001cm" svg:y1="14.2cm" svg:x2="9.2cm" svg:y2="2.85cm" draw:start-shape="id1" draw:start-glue-point="16" draw:end-shape="id2" draw:end-glue-point="1" svg:d="M11001 14200v-11350h-1801" svg:viewBox="0 0 1802 11351">
          <text:p/>
        </draw:connector>
        <draw:frame draw:style-name="gr4" draw:text-style-name="P2" draw:layer="layout" svg:width="6.539cm" svg:height="0.721cm" draw:transform="rotate (1.57690497917688) translate (10.19cm 9.61cm)">
          <draw:text-box>
            <text:p><text:span text:style-name="T1">4- Add IP into VM configurations</text:span></text:p>
          </draw:text-box>
        </draw:frame>
        <draw:connector draw:style-name="gr3" draw:text-style-name="P1" draw:layer="layout" svg:x1="16.899cm" svg:y1="16.999cm" svg:x2="26.5cm" svg:y2="16.999cm" draw:start-shape="id1" draw:start-glue-point="12" draw:end-shape="id3" draw:end-glue-point="4" svg:d="M16899 16999h9601" svg:viewBox="0 0 9602 1">
          <text:p/>
        </draw:connector>
        <draw:frame draw:style-name="gr4" draw:text-style-name="P2" draw:layer="layout" svg:width="3.347cm" svg:height="0.721cm" svg:x="22.453cm" svg:y="16.2cm">
          <draw:text-box>
            <text:p><text:span text:style-name="T1">6- VM Creation</text:span></text:p>
          </draw:text-box>
        </draw:frame>
        <draw:connector draw:style-name="gr6" draw:text-style-name="P3" draw:layer="layout" svg:x1="30.6cm" svg:y1="17.9cm" svg:x2="15.399cm" svg:y2="17.9cm" draw:start-shape="id3" draw:start-glue-point="2" draw:end-shape="id1" draw:end-glue-point="20" svg:d="M30600 17900v526h-15201v-526" svg:viewBox="0 0 15202 527">
          <text:p text:style-name="P1"><text:span text:style-name="T1"><text:s/></text:span><text:span text:style-name="T1">8- MAC Address</text:span></text:p>
        </draw:connector>
        <draw:connector draw:style-name="gr3" draw:text-style-name="P3" draw:layer="layout" svg:x1="8.8cm" svg:y1="17.199cm" svg:x2="7.499cm" svg:y2="21.7cm" draw:start-shape="id1" draw:start-glue-point="5" draw:end-shape="id4" draw:end-glue-point="7" svg:d="M8800 17199h-1301v4501" svg:viewBox="0 0 1302 4502">
          <text:p/>
        </draw:connector>
        <draw:connector draw:style-name="gr3" draw:text-style-name="P3" draw:layer="layout" svg:x1="3.2cm" svg:y1="23.55cm" svg:x2="8.8cm" svg:y2="16.499cm" draw:start-shape="id4" draw:start-glue-point="3" draw:end-shape="id1" draw:end-glue-point="19" svg:d="M3200 23550h-525v-7051h6125" svg:viewBox="0 0 6126 7052">
          <text:p/>
        </draw:connector>
        <draw:frame draw:style-name="gr4" draw:text-style-name="P2" draw:layer="layout" svg:width="2.758cm" svg:height="0.721cm" svg:x="2.8cm" svg:y="15.679cm">
          <draw:text-box>
            <text:p><text:span text:style-name="T1">3- Assign IP</text:span></text:p>
          </draw:text-box>
        </draw:frame>
        <draw:frame draw:style-name="gr4" draw:text-style-name="P2" draw:layer="layout" svg:width="3.347cm" svg:height="0.721cm" draw:transform="rotate (1.5707963267949) translate (4.213cm 11.812cm)">
          <draw:text-box>
            <text:p><text:span text:style-name="T1">1- Creating VM</text:span></text:p>
          </draw:text-box>
        </draw:frame>
        <draw:connector draw:style-name="gr3" draw:text-style-name="P3" draw:layer="layout" svg:x1="6.999cm" svg:y1="4.7cm" svg:x2="10.001cm" svg:y2="14.2cm" draw:start-shape="id2" draw:start-glue-point="4" draw:end-shape="id1" draw:end-glue-point="6" svg:d="M6999 4700v4751h3002v4749" svg:viewBox="0 0 3003 9501">
          <text:p/>
        </draw:connector>
        <draw:frame draw:style-name="gr4" draw:text-style-name="P2" draw:layer="layout" svg:width="3.063cm" svg:height="0.721cm" svg:x="7cm" svg:y="8.6cm">
          <draw:text-box>
            <text:p text:style-name="P1"><text:span text:style-name="T1">5- Submit VM</text:span></text:p>
          </draw:text-box>
        </draw:frame>
        <draw:connector draw:style-name="gr3" draw:text-style-name="P3" draw:layer="layout" svg:x1="13.999cm" svg:y1="14.2cm" svg:x2="17.1cm" svg:y2="3.85cm" draw:start-shape="id1" draw:start-glue-point="13" draw:end-shape="id5" draw:end-glue-point="3" svg:d="M13999 14200v-10350h3101" svg:viewBox="0 0 3102 10351">
          <text:p/>
        </draw:connector>
        <draw:connector draw:style-name="gr3" draw:text-style-name="P3" draw:layer="layout" svg:x1="10.001cm" svg:y1="17.9cm" svg:x2="9.999cm" svg:y2="21.7cm" draw:start-shape="id1" draw:start-glue-point="18" draw:end-shape="id4" draw:end-glue-point="8" svg:d="M10001 17900v1900h-2v1900" svg:viewBox="0 0 3 3801">
          <text:p/>
        </draw:connector>
        <draw:frame draw:style-name="gr4" draw:text-style-name="P2" draw:layer="layout" svg:width="2.923cm" svg:height="1.191cm" draw:transform="rotate (1.57306525482249) translate (8.609cm 21.026cm)">
          <draw:text-box>
            <text:p><text:span text:style-name="T1">9- VM Static</text:span></text:p>
            <text:p><text:span text:style-name="T1">configuration</text:span></text:p>
          </draw:text-box>
        </draw:frame>
        <draw:connector draw:style-name="gr3" draw:text-style-name="P3" draw:layer="layout" svg:x1="13.899cm" svg:y1="17.9cm" svg:x2="21.4cm" svg:y2="22.1cm" draw:start-shape="id1" draw:start-glue-point="14" draw:end-shape="id6" svg:d="M13899 17900v2101h7501v2099" svg:viewBox="0 0 7502 4201">
          <text:p/>
        </draw:connector>
        <draw:frame draw:style-name="gr4" draw:text-style-name="P2" draw:layer="layout" svg:width="4.193cm" svg:height="0.721cm" svg:x="15.2cm" svg:y="20.179cm">
          <draw:text-box>
            <text:p><text:span text:style-name="T1">10- A / PTR records</text:span></text:p>
          </draw:text-box>
        </draw:frame>
        <draw:frame draw:style-name="gr4" draw:text-style-name="P2" draw:layer="layout" svg:width="7.508cm" svg:height="0.721cm" draw:transform="rotate (1.57498511699968) translate (13.179cm 12.8cm)">
          <draw:text-box>
            <text:p><text:span text:style-name="T1">11- Create TFTP / provisioning profile</text:span></text:p>
          </draw:text-box>
        </draw:frame>
        <draw:custom-shape draw:style-name="gr7" draw:text-style-name="P1" xml:id="id7" draw:id="id7" draw:layer="layout" svg:width="8.2cm" svg:height="3.7cm" svg:x="32.9cm" svg:y="4.5cm">
          <draw:glue-point draw:id="4" svg:x="1.341cm" svg:y="5.07cm"/>
          <draw:glue-point draw:id="5" svg:x="-2.439cm" svg:y="-5cm"/>
          <draw:glue-point draw:id="6" svg:x="3.658cm" svg:y="5cm"/>
          <draw:glue-point draw:id="7" svg:x="-2.56cm" svg:y="5cm"/>
          <draw:glue-point draw:id="8" svg:x="1.219cm" svg:y="-5cm"/>
          <draw:glue-point draw:id="9" svg:x="3.658cm" svg:y="-5cm"/>
          <draw:glue-point draw:id="10" svg:x="-1.219cm" svg:y="5cm"/>
          <draw:glue-point draw:id="11" svg:x="-5.03cm" svg:y="-1.216cm"/>
          <draw:glue-point draw:id="12" svg:x="-5cm" svg:y="2.027cm"/>
          <draw:glue-point draw:id="13" svg:x="-2.073cm" svg:y="5cm"/>
          <draw:glue-point draw:id="14" svg:x="-4.024cm" svg:y="4.729cm"/>
          <text:p text:style-name="P1">Created V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34.7cm" svg:y1="16.05cm" svg:x2="35.301cm" svg:y2="8.2cm" draw:start-shape="id3" draw:start-glue-point="1" draw:end-shape="id7" draw:end-glue-point="13" svg:d="M34700 16050h601v-7850" svg:viewBox="0 0 602 7851">
          <text:p/>
        </draw:connector>
        <draw:connector draw:style-name="gr3" draw:text-style-name="P3" draw:layer="layout" svg:x1="17cm" svg:y1="15.101cm" svg:x2="26.5cm" svg:y2="15.101cm" draw:start-shape="id1" draw:start-glue-point="11" draw:end-shape="id3" draw:end-glue-point="5" svg:d="M17000 15101h9500" svg:viewBox="0 0 9501 1">
          <text:p/>
        </draw:connector>
        <draw:frame draw:style-name="gr4" draw:text-style-name="P2" draw:layer="layout" svg:width="3.863cm" svg:height="0.721cm" svg:x="22.1cm" svg:y="14.2cm">
          <draw:text-box>
            <text:p><text:span text:style-name="T1">12- Power On VM</text:span></text:p>
          </draw:text-box>
        </draw:frame>
        <draw:connector draw:style-name="gr8" draw:text-style-name="P3" draw:layer="layout" svg:x1="30.6cm" svg:y1="14.2cm" svg:x2="32.9cm" svg:y2="7.099cm" draw:start-shape="id3" draw:start-glue-point="0" draw:end-shape="id7" draw:end-glue-point="12" svg:d="M30600 14200v-7101h2300" svg:viewBox="0 0 2301 7102">
          <text:p/>
        </draw:connector>
        <draw:frame draw:style-name="gr4" draw:text-style-name="P4" draw:layer="layout" svg:width="4.333cm" svg:height="0.721cm" draw:transform="rotate (1.58109376938166) translate (29.795cm 12.609cm)">
          <draw:text-box>
            <text:p><text:span text:style-name="T2">13- Powering on VM</text:span></text:p>
          </draw:text-box>
        </draw:frame>
        <draw:connector draw:style-name="gr9" draw:text-style-name="P3" draw:layer="layout" draw:line-skew="1.174cm" svg:x1="39.999cm" svg:y1="8.2cm" svg:x2="6.501cm" svg:y2="25.4cm" draw:start-shape="id7" draw:start-glue-point="6" draw:end-shape="id4" draw:end-glue-point="6" svg:d="M39999 8200v18900h-33498v-1700" svg:viewBox="0 0 33499 18901">
          <text:p/>
        </draw:connector>
        <draw:connector draw:style-name="gr9" draw:text-style-name="P3" draw:layer="layout" draw:line-skew="0.674cm" svg:x1="8.599cm" svg:y1="25.4cm" svg:x2="38.099cm" svg:y2="8.2cm" draw:start-shape="id4" draw:start-glue-point="5" draw:end-shape="id7" draw:end-glue-point="4" svg:d="M8599 25400v1200h29500v-18400" svg:viewBox="0 0 29501 18401">
          <text:p/>
        </draw:connector>
        <draw:frame draw:style-name="gr10" draw:text-style-name="P5" draw:layer="layout" svg:width="3.952cm" svg:height="0.721cm" svg:x="8.648cm" svg:y="27.379cm">
          <draw:text-box>
            <text:p><text:span text:style-name="T3">14- DHCP request</text:span></text:p>
          </draw:text-box>
        </draw:frame>
        <draw:frame draw:style-name="gr10" draw:text-style-name="P5" draw:layer="layout" svg:width="5.226cm" svg:height="0.721cm" svg:x="29.274cm" svg:y="25.9cm">
          <draw:text-box>
            <text:p text:style-name="P6"><text:span text:style-name="T3">15- IP and TFTP address</text:span></text:p>
          </draw:text-box>
        </draw:frame>
        <draw:connector draw:style-name="gr9" draw:text-style-name="P3" draw:layer="layout" svg:x1="35.001cm" svg:y1="4.5cm" svg:x2="25.3cm" svg:y2="3.001cm" draw:start-shape="id7" draw:start-glue-point="5" draw:end-shape="id5" draw:end-glue-point="5" svg:d="M35001 4500v-1499h-9701" svg:viewBox="0 0 9702 1500">
          <text:p/>
        </draw:connector>
        <draw:connector draw:style-name="gr9" draw:text-style-name="P3" draw:layer="layout" svg:x1="23.999cm" svg:y1="2cm" svg:x2="37cm" svg:y2="4.5cm" draw:start-shape="id5" draw:start-glue-point="4" draw:end-shape="id7" svg:d="M23999 2000v-526h13001v3026" svg:viewBox="0 0 13002 3027">
          <text:p/>
        </draw:connector>
        <draw:frame draw:style-name="gr10" draw:text-style-name="P5" draw:layer="layout" svg:width="5.087cm" svg:height="0.721cm" svg:x="26.6cm" svg:y="2.2cm">
          <draw:text-box>
            <text:p text:style-name="P6"><text:span text:style-name="T3">16- PXE Profile Request</text:span></text:p>
          </draw:text-box>
        </draw:frame>
        <draw:frame draw:style-name="gr10" draw:text-style-name="P5" draw:layer="layout" svg:width="4.9cm" svg:height="0.721cm" svg:x="31.9cm" svg:y="1.6cm">
          <draw:text-box>
            <text:p text:style-name="P6"><text:span text:style-name="T3">17- Provide PXE profile</text:span></text:p>
          </draw:text-box>
        </draw:frame>
        <draw:connector draw:style-name="gr11" draw:text-style-name="P3" draw:layer="layout" draw:line-skew="-0.801cm" svg:x1="14.599cm" svg:y1="17.9cm" svg:x2="31.4cm" svg:y2="21.9cm" draw:start-shape="id1" draw:start-glue-point="10" draw:end-shape="id8" svg:d="M14599 17900v1200h16801v2800" svg:viewBox="0 0 16802 4001">
          <text:p/>
        </draw:connector>
        <draw:frame draw:style-name="gr10" draw:text-style-name="P7" draw:layer="layout" svg:width="6.217cm" svg:height="0.721cm" svg:x="24.5cm" svg:y="19.4cm">
          <draw:text-box>
            <text:p text:style-name="P1"><text:span text:style-name="T4">20- Adding Salt auto-sign keys</text:span></text:p>
          </draw:text-box>
        </draw:frame>
        <draw:frame draw:style-name="gr10" draw:text-style-name="P2" draw:layer="layout" svg:width="3.228cm" svg:height="0.721cm" draw:transform="rotate (1.57411245237369) translate (34.459cm 12.675cm)">
          <draw:text-box>
            <text:p text:style-name="P1"><text:span text:style-name="T1">7- Create VMs</text:span></text:p>
          </draw:text-box>
        </draw:frame>
        <draw:connector draw:style-name="gr9" draw:text-style-name="P3" draw:layer="layout" svg:x1="37cm" svg:y1="8.2cm" svg:x2="35.5cm" svg:y2="24.999cm" draw:start-shape="id7" draw:start-glue-point="2" draw:end-shape="id8" draw:end-glue-point="5" svg:d="M37000 8200v16799h-1500" svg:viewBox="0 0 1501 16800">
          <text:p/>
        </draw:connector>
        <draw:frame draw:style-name="gr12" draw:text-style-name="P5" draw:layer="layout" svg:width="5.8cm" svg:height="0.721cm" draw:transform="rotate (1.56154608175933) translate (36.225cm 17.4cm)">
          <draw:text-box>
            <text:p><text:span text:style-name="T3">23- Request Configurations</text:span></text:p>
          </draw:text-box>
        </draw:frame>
        <draw:connector draw:style-name="gr9" draw:text-style-name="P3" draw:layer="layout" svg:x1="35.5cm" svg:y1="22.901cm" svg:x2="36.001cm" svg:y2="8.2cm" draw:start-shape="id8" draw:start-glue-point="4" draw:end-shape="id7" draw:end-glue-point="10" svg:d="M35500 22901h526v-7850h-25v-6851" svg:viewBox="0 0 527 14702">
          <text:p/>
        </draw:connector>
        <draw:connector draw:style-name="gr9" draw:text-style-name="P3" draw:layer="layout" svg:x1="32.9cm" svg:y1="6.35cm" svg:x2="15.899cm" svg:y2="14.2cm" draw:start-shape="id7" draw:start-glue-point="3" draw:end-shape="id1" draw:end-glue-point="15" svg:d="M32900 6350h-17001v7850" svg:viewBox="0 0 17002 7851">
          <text:p/>
        </draw:connector>
        <draw:frame draw:style-name="gr10" draw:text-style-name="P5" draw:layer="layout" svg:width="3.643cm" svg:height="0.721cm" svg:x="22.857cm" svg:y="6.6cm">
          <draw:text-box>
            <text:p><text:span text:style-name="T3">21- We are Built!</text:span></text:p>
          </draw:text-box>
          <draw:glue-point draw:id="4" svg:x="-1.704cm" svg:y="-4.993cm"/>
        </draw:frame>
        <draw:frame draw:style-name="gr10" draw:text-style-name="P7" draw:layer="layout" svg:width="5.235cm" svg:height="0.721cm" draw:transform="rotate (1.55770635740494) translate (14.2cm 12.635cm)">
          <draw:text-box>
            <text:p><text:span text:style-name="T4">22- Remove TFTP profile</text:span></text:p>
          </draw:text-box>
        </draw:frame>
        <draw:connector draw:style-name="gr11" draw:text-style-name="P3" draw:layer="layout" svg:x1="15.099cm" svg:y1="14.2cm" svg:x2="17.1cm" svg:y2="4.899cm" draw:start-shape="id1" draw:start-glue-point="8" draw:end-shape="id5" draw:end-glue-point="7" svg:d="M15099 14200v-9301h2001" svg:viewBox="0 0 2002 9302">
          <text:p/>
        </draw:connector>
        <draw:frame draw:style-name="gr12" draw:text-style-name="P5" draw:layer="layout" svg:width="5.8cm" svg:height="0.721cm" draw:transform="rotate (1.56154608175933) translate (35.125cm 21.4cm)">
          <draw:text-box>
            <text:p><text:span text:style-name="T3">24- Configurations Sent</text:span></text:p>
          </draw:text-box>
        </draw:frame>
        <draw:connector draw:style-name="gr11" draw:text-style-name="P3" draw:layer="layout" draw:line-skew="2.374cm" svg:x1="28.301cm" svg:y1="25.6cm" svg:x2="12.9cm" svg:y2="17.9cm" draw:start-shape="id8" draw:start-glue-point="7" draw:end-shape="id1" draw:end-glue-point="2" svg:d="M28301 25600v2900h-15401v-10600" svg:viewBox="0 0 15402 10601">
          <text:p/>
        </draw:connector>
        <draw:frame draw:style-name="gr10" draw:text-style-name="P7" draw:layer="layout" svg:width="3.605cm" svg:height="0.721cm" svg:x="18.67cm" svg:y="27.779cm">
          <draw:text-box>
            <text:p><text:span text:style-name="T4">25- Send Report</text:span></text:p>
          </draw:text-box>
        </draw:frame>
        <draw:connector draw:style-name="gr9" draw:text-style-name="P1" draw:layer="layout" draw:line-skew="-2.875cm" svg:x1="37.999cm" svg:y1="4.5cm" svg:x2="12.9cm" svg:y2="14.2cm" draw:start-shape="id7" draw:start-glue-point="8" draw:end-shape="id1" svg:d="M37999 4500v-3400h-25099v13100" svg:viewBox="0 0 25100 13101">
          <text:p/>
        </draw:connector>
        <draw:connector draw:style-name="gr9" draw:text-style-name="P1" draw:layer="layout" draw:line-skew="-3.275cm" svg:x1="12.001cm" svg:y1="14.2cm" svg:x2="39.999cm" svg:y2="4.5cm" draw:start-shape="id1" draw:start-glue-point="21" draw:end-shape="id7" draw:end-glue-point="9" svg:d="M12001 14200v-13500h27998v3800" svg:viewBox="0 0 27999 13501">
          <text:p/>
        </draw:connector>
        <draw:frame draw:style-name="gr10" draw:text-style-name="P5" draw:layer="layout" svg:width="7.178cm" svg:height="0.721cm" draw:transform="rotate (0.00436332312998582) translate (13.194cm 1.247cm)">
          <draw:text-box>
            <text:p text:style-name="P5"><text:span text:style-name="T3">18- Requesting un-attending scripts</text:span></text:p>
          </draw:text-box>
        </draw:frame>
        <draw:frame draw:style-name="gr10" draw:text-style-name="P5" draw:layer="layout" svg:width="6.475cm" svg:height="0.721cm" draw:transform="rotate (1.57201805727129) translate (11.181cm 12.797cm)">
          <draw:text-box>
            <text:p><text:span text:style-name="T3">19- Provide un-attending scrip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13:58:34.210953000</meta:creation-date>
    <dc:date>2015-01-05T15:30:34.821018000</dc:date>
    <meta:editing-duration>PT3H18M34S</meta:editing-duration>
    <meta:editing-cycles>88</meta:editing-cycles>
    <meta:generator>LibreOffice/4.2.8.2$MacOSX_X86_64 LibreOffice_project/48d50dbfc06349262c9d50868e5c1f630a573ebd</meta:generator>
    <meta:print-date>2014-12-18T17:07:26.989902000</meta:print-date>
    <dc:description>Creted for ICHEC by Sherif Nagy &lt;sherif.nagy@ichec.ie&gt;</dc:description>
    <dc:subject>Foreman Workflow</dc:subject>
    <dc:title>Foreman Workflow</dc:title>
    <meta:document-statistic meta:object-count="5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Sherif Nagy &lt;sherif.nagy@ichec.ie&gt;" VL:creator="" dc:date-time="2015-01-05T15:28:15"/>
</VL:version-list>
</file>